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EEF476C548E7CD7F5C.png" manifest:media-type="image/png"/>
  <manifest:file-entry manifest:full-path="Pictures/10000000000004B0000002EEFA349BD189F944AE.png" manifest:media-type="image/png"/>
  <manifest:file-entry manifest:full-path="Pictures/10000000000004B0000002EE584C6A1A0C8FD63A.jpg" manifest:media-type="image/jpeg"/>
  <manifest:file-entry manifest:full-path="Pictures/10000000000004B0000002EEE4A343C15C411C42.jpg" manifest:media-type="image/jpeg"/>
  <manifest:file-entry manifest:full-path="Pictures/100000000000021200000149119CF42175A34D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941cm, 0cm, 4.935cm)" draw:image-opacity="100%" style:mirror="none"/>
    </style:style>
    <style:style style:name="gr3" style:family="graphic" style:parent-style-name="standard">
      <style:graphic-properties draw:stroke="solid" svg:stroke-width="0.212cm" svg:stroke-color="#2a6099" draw:marker-start-width="0.517cm" draw:marker-end-width="0.517cm" draw:fill="none" loext:fill-use-slide-background="false" draw:textarea-horizontal-align="justify" draw:textarea-vertical-align="middle" draw:auto-grow-height="false" fo:min-height="9.25cm" fo:min-width="16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6cm" svg:height="4.75cm" svg:x="7.75cm" svg:y="7.374cm">
          <draw:image xlink:href="Pictures/10000000000004B0000002EEF476C548E7CD7F5C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5.624cm" svg:x="13.251cm" svg:y="7cm">
          <draw:image xlink:href="Pictures/10000000000004B0000002EEFA349BD189F944AE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5cm" svg:x="10.5cm" svg:y="12.25cm">
          <draw:image xlink:href="Pictures/10000000000004B0000002EE584C6A1A0C8FD63A.jpg" xlink:type="simple" xlink:show="embed" xlink:actuate="onLoad" draw:mime-type="image/jpeg">
            <text:p/>
          </draw:image>
        </draw:frame>
        <draw:frame draw:style-name="gr1" draw:text-style-name="P1" draw:layer="layout" svg:width="7.25cm" svg:height="4.531cm" svg:x="3.25cm" svg:y="12.219cm">
          <draw:image xlink:href="Pictures/10000000000004B0000002EEE4A343C15C411C42.jpg" xlink:type="simple" xlink:show="embed" xlink:actuate="onLoad" draw:mime-type="image/jpeg">
            <text:p/>
          </draw:image>
        </draw:frame>
        <draw:frame draw:style-name="gr1" draw:text-style-name="P1" draw:layer="layout" svg:width="6.25cm" svg:height="3.88cm" svg:x="3.25cm" svg:y="8cm">
          <draw:image xlink:href="Pictures/100000000000021200000149119CF42175A34D23.jpg" xlink:type="simple" xlink:show="embed" xlink:actuate="onLoad" draw:mime-type="image/jpeg">
            <text:p/>
          </draw:image>
        </draw:frame>
        <draw:custom-shape draw:style-name="gr3" draw:text-style-name="P2" draw:layer="layout" svg:width="16.5cm" svg:height="9.5cm" svg:x="2.75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5T11:33:36.514000000</meta:creation-date>
    <dc:date>2025-01-15T11:41:15.450000000</dc:date>
    <meta:editing-duration>PT7M39S</meta:editing-duration>
    <meta:editing-cycles>1</meta:editing-cycles>
    <meta:document-statistic meta:object-count="6"/>
    <meta:generator>LibreOffice/7.4.3.2$Windows_X86_64 LibreOffice_project/1048a8393ae2eeec98dff31b5c133c5f1d08b890</meta:generator>
  </office:meta>
</office:document-meta>
</file>